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98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</table:table-row>
      </table:table>
      <table:table table:name="greek-sma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</table:table-row>
      </table:table>
      <table:table table:name="greek-script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</table:table-row>
      </table:table>
      <table:table table:name="greek-mathfonts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</table:table-row>
      </table:table>
      <table:table table:name="greek-mathfonts-ital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</table:table-row>
      </table:table>
      <table:table table:name="greek-mathfonts-sans-serif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</table:table-row>
      </table:table>
      <table:table table:name="greek-symbo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</table:table-row>
      </table:table>
      <table:table table:name="hebrew_let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</table:table-row>
      </table:table>
      <table:table table:name="latin-lower-norm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</table:table-row>
      </table:table>
      <table:table table:name="latin-lower-phonet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 with tless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 with tless j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</table:table-row>
      </table:table>
      <table:table table:name="latin-r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</table:table-row>
      </table:table>
      <table:table table:name="latin-upper-doub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</text:p>
          </table:table-cell>
        </table:table-row>
      </table:table>
      <table:table table:name="latin-upper-norm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</text:p>
          </table:table-cell>
        </table:table-row>
      </table:table>
      <table:table table:name="latin-upper-sing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</table:table-row>
      </table:table>
      <table:table table:name="latin-mathfonts-bold-frakt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</table:table-row>
      </table:table>
      <table:table table:name="latin-mathfonts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</table:table-row>
      </table:table>
      <table:table table:name="latin-mathfonts-bold-scrip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</table:table-row>
      </table:table>
      <table:table table:name="latin-mathfonts-double-struck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</table:table-row>
      </table:table>
      <table:table table:name="latin-mathfonts-frakt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</table:table-row>
      </table:table>
      <table:table table:name="latin-mathfonts-ital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</table:table-row>
      </table:table>
      <table:table table:name="latin-mathfonts-monospa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</table:table-row>
      </table:table>
      <table:table table:name="latin-mathfonts-sans-serif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</table:table-row>
      </table:table>
      <table:table table:name="latin-mathfonts-sans-serif-italic" table:style-name="ta1"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</table:table-row>
        <table:table-row table:style-name="ro1" table:number-rows-repeated="104852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atin-mathfonts-sans-serif" table:style-name="ta1">
        <table:table-column table:style-name="co1" table:number-columns-repeated="13" table:default-cell-style-name="Default"/>
        <table:table-row table:style-name="ro1">
          <table:table-cell table:number-columns-repeated="11"/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</table:table-row>
      </table:table>
      <table:table table:name="latin-mathfonts-scrip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</table:table-row>
      </table:table>
      <table:table table:name="math_angl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</table:table-row>
      </table:table>
      <table:table table:name="math_arrow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</table:table-row>
      </table:table>
      <table:table table:name="math_charac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</table:table-row>
      </table:table>
      <table:table table:name="math_delimiters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</table:table-row>
        <table:table-row table:style-name="ro1" table:number-rows-repeated="104839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_digi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</table:table-row>
      </table:table>
      <table:table table:name="math_geomet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</table:table-row>
      </table:table>
      <table:table table:name="math_harpo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</table:table-row>
      </table:table>
      <table:table table:name="math_non_charac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</table:table-row>
      </table:table>
      <table:table table:name="math_symbo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quotation-mark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-sign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-sign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</table:table-row>
      </table:table>
      <table:table table:name="math_whitespa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 break space</text:p>
          </table:table-cell>
        </table:table-row>
        <table:table-row table:style-name="ro1">
          <table:table-cell office:value-type="string" calcext:value-type="string">
            <text:p>soft hyphen</text:p>
          </table:table-cell>
          <table:table-cell/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</table:table-row>
      </table:table>
      <table:table table:name="other_st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2:22:04.43500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0-31T16:35:20.567588900</dc:date>
    <meta:editing-duration>PT4H2M25S</meta:editing-duration>
    <meta:editing-cycles>6</meta:editing-cycles>
    <meta:generator>LibreOffice/6.0.6.2$Linux_X86_64 LibreOffice_project/00m0$Build-2</meta:generator>
    <meta:document-statistic meta:table-count="38" meta:cell-count="6358" meta:object-count="0"/>
  </office:meta>
</office:document-meta>
</file>